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byssinica SIL" officeooo:rsid="000be7ab" officeooo:paragraph-rsid="000be7ab"/>
    </style:style>
    <style:style style:name="P2" style:family="paragraph" style:parent-style-name="Preformatted_20_Text">
      <style:text-properties style:font-name="Abyssinica SIL" officeooo:rsid="00034d33" officeooo:paragraph-rsid="00034d33"/>
    </style:style>
    <style:style style:name="P3" style:family="paragraph" style:parent-style-name="Preformatted_20_Text">
      <style:text-properties style:font-name="Abyssinica SIL" officeooo:rsid="000d7d52" officeooo:paragraph-rsid="000d7d52"/>
    </style:style>
    <style:style style:name="P4" style:family="paragraph" style:parent-style-name="Preformatted_20_Text">
      <style:text-properties style:font-name="Abyssinica SIL" officeooo:rsid="0004b5a8" officeooo:paragraph-rsid="0004b5a8"/>
    </style:style>
    <style:style style:name="P5" style:family="paragraph" style:parent-style-name="Preformatted_20_Text">
      <style:text-properties style:font-name="Abyssinica SIL" officeooo:rsid="0009e7f9" officeooo:paragraph-rsid="000be7ab"/>
    </style:style>
    <style:style style:name="P6" style:family="paragraph" style:parent-style-name="Preformatted_20_Text">
      <style:text-properties style:font-name="Abyssinica SIL" officeooo:rsid="0009e7f9" officeooo:paragraph-rsid="0009e7f9"/>
    </style:style>
    <style:style style:name="P7" style:family="paragraph" style:parent-style-name="Preformatted_20_Text">
      <style:text-properties style:font-name="Abyssinica SIL" officeooo:rsid="000e3754" officeooo:paragraph-rsid="000e3754"/>
    </style:style>
    <style:style style:name="P8" style:family="paragraph" style:parent-style-name="Preformatted_20_Text">
      <style:text-properties style:font-name="Abyssinica SIL" officeooo:rsid="000fd660" officeooo:paragraph-rsid="000fd660"/>
    </style:style>
    <style:style style:name="P9" style:family="paragraph" style:parent-style-name="Preformatted_20_Text">
      <style:text-properties style:font-name="Abyssinica SIL" officeooo:rsid="0010b245" officeooo:paragraph-rsid="000fd660"/>
    </style:style>
    <style:style style:name="P10" style:family="paragraph" style:parent-style-name="Preformatted_20_Text">
      <style:text-properties style:font-name="Abyssinica SIL" officeooo:rsid="0010b245" officeooo:paragraph-rsid="0010b245"/>
    </style:style>
    <style:style style:name="P11" style:family="paragraph" style:parent-style-name="Preformatted_20_Text">
      <style:text-properties style:font-name="Abyssinica SIL" officeooo:rsid="00111bef" officeooo:paragraph-rsid="00111bef"/>
    </style:style>
    <style:style style:name="P12" style:family="paragraph" style:parent-style-name="Preformatted_20_Text">
      <style:text-properties style:font-name="Abyssinica SIL" officeooo:rsid="00128296" officeooo:paragraph-rsid="00128296"/>
    </style:style>
    <style:style style:name="P13" style:family="paragraph" style:parent-style-name="Preformatted_20_Text">
      <style:text-properties style:font-name="Abyssinica SIL" officeooo:rsid="00146b57" officeooo:paragraph-rsid="00146b57"/>
    </style:style>
    <style:style style:name="T1" style:family="text">
      <style:text-properties officeooo:rsid="00066ffc"/>
    </style:style>
    <style:style style:name="T2" style:family="text">
      <style:text-properties officeooo:rsid="000fd6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ois pouvoirs</text:p>
      <text:p text:style-name="P1">Legislatif</text:p>
      <text:p text:style-name="P1">Executif</text:p>
      <text:p text:style-name="P1">Judiciaire</text:p>
      <text:p text:style-name="P2"/>
      <text:p text:style-name="P2">Trois niveau : <text:line-break/><text:line-break/>Plan fédéral</text:p>
      <text:p text:style-name="P3">Ce qui concerne l’état Suisse dans son ensemble</text:p>
      <text:p text:style-name="P3"/>
      <text:p text:style-name="P2">Plan cantonal</text:p>
      <text:p text:style-name="P3">Ce qui concerne un canton</text:p>
      <text:p text:style-name="P3"/>
      <text:p text:style-name="P2">Plan communal.</text:p>
      <text:p text:style-name="P3">Ce qui concerne une commune. En générale une commune c’est une « ville » et sa périphérie (exemple, commune de lausanne) qui se sont organisés à plus petite échelles.</text:p>
      <text:p text:style-name="P2"/>
      <text:p text:style-name="P4">Conseil national : 200 conseiller<text:span text:style-name="T1">s</text:span></text:p>
      <text:p text:style-name="P4"/>
      <text:p text:style-name="P4">Conseil des Etats : 46 conseillers</text:p>
      <text:p text:style-name="P4"/>
      <text:p text:style-name="P5">Eviter qu’un juge fasse partie d’un Parti. </text:p>
      <text:p text:style-name="P5"><text:line-break/>En effet un juge doit être impartial.</text:p>
      <text:p text:style-name="P6"/>
      <text:p text:style-name="P6">En raison de la constitution de l’assemblée fédérale essentiellement composée par l’UDC (droite), les juges ont une tendance à aller plus à droite, puisque étant majoritaire, c’est l’UDC indirectement qui élis les juges.</text:p>
      <text:p text:style-name="P6"/>
      <text:p text:style-name="P7">Fédéral : <text:span text:style-name="T2">Le fondamental de la suisse on va dire</text:span></text:p>
      <text:p text:style-name="P7">Cannton : Determine système scolaire, hopitaux et impôts.</text:p>
      <text:p text:style-name="P7">Communal : Financement de ses infrastructures, de son personnel pour le scolaire etc.</text:p>
      <text:p text:style-name="P7"/>
      <text:p text:style-name="P8">Fédéralisme : Permet grâce à l’indépendance des cantons que chaque cantons puissent avoir des idées un peu différentes, et puisse chacun faire un peu « concurrencer » les autres cantons.</text:p>
      <text:p text:style-name="P9"/>
      <text:p text:style-name="P10">Le fédéralisme comme ca part du principe que chaque canton a un certain niveau d’indépendance, ca permet des collaborations, des idées divergentes etc.</text:p>
      <text:p text:style-name="P10"/>
      <text:p text:style-name="P11">Perequation financière : Les cantons partagent entre eux leurs richesses.</text:p>
      <text:p text:style-name="P11"/>
      <text:p text:style-name="P12">Savoir si c’est cantonal ou fédéral : </text:p>
      <text:p text:style-name="P12"/>
      <text:p text:style-name="P12">Constitution : Permet aussi de savoir quel pouvoir a quel echelle va avoir la possibilité de faire quoi. Ca donne la compétence au canton ou a l’état fédéral selon domaine.</text:p>
      <text:p text:style-name="P12"/>
      <text:p text:style-name="P12"/>
      <text:p text:style-name="P13">Président en Suisse : C’est un rôle de représentant, pas autant de pouvuoir que dans d’autres pays </text:p>
      <text:p text:style-name="P13"/>
      <text:p text:style-name="P13">Président actuel : Karin Keller-Sutter</text:p>
      <text:p text:style-name="P13">Alain berset : Désormais au conseil de l’europe.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08T16:31:23.938087545</dc:date>
    <meta:editing-duration>PT34M44S</meta:editing-duration>
    <meta:editing-cycles>14</meta:editing-cycles>
    <meta:generator>LibreOffice/25.2.3.2$Linux_X86_64 LibreOffice_project/520$Build-2</meta:generator>
    <meta:document-statistic meta:table-count="0" meta:image-count="0" meta:object-count="0" meta:page-count="1" meta:paragraph-count="26" meta:word-count="275" meta:character-count="1700" meta:non-whitespace-character-count="1445"/>
  </office:meta>
</office:document-meta>
</file>